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 office:value-type="string">
            <text:p>Uuu, i-it's already getting really bad...</text:p>
          </table:table-cell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 office:value-type="string">
            <text:p>I've gotta find somewhere to use "that", and
fast... uuu, I'm gonna leak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3:58:14+01:00</meta:creation-date>
    <dc:date>2020-03-21T13:58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